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201" officeooo:paragraph-rsid="0001f2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:12</text:p>
      <text:p text:style-name="P1">EXPERIMENT NAME: WORD COUNT USING LEX TOOL</text:p>
      <text:p text:style-name="P1">NAME: KIRAN S BALIGA</text:p>
      <text:p text:style-name="P1">DATE: 15-12-2022</text:p>
      <text:p text:style-name="P1"/>
      <text:p text:style-name="P1">PROGRAM</text:p>
      <text:p text:style-name="P1"/>
      <text:p text:style-name="P1"><text:tab/>int words=0,chars=0,lines=0;</text:p>
      <text:p text:style-name="P1"/>
      <text:p text:style-name="P1">%%</text:p>
      <text:p text:style-name="P1">[:space:]<text:tab/>++words;++chars;</text:p>
      <text:p text:style-name="P1">\n<text:tab/><text:tab/>++lines;</text:p>
      <text:p text:style-name="P1">.<text:tab/><text:tab/>++chars;</text:p>
      <text:p text:style-name="P1">%%</text:p>
      <text:p text:style-name="P1"/>
      <text:p text:style-name="P1">int main()</text:p>
      <text:p text:style-name="P1">{</text:p>
      <text:p text:style-name="P1"><text:tab/>yyin = fopen("text.txt","r");</text:p>
      <text:p text:style-name="P1"><text:tab/>yylex();</text:p>
      <text:p text:style-name="P1"><text:tab/>printf("# of words = %d\n",words);</text:p>
      <text:p text:style-name="P1"><text:tab/>printf("# of characters = %d\n",chars);</text:p>
      <text:p text:style-name="P1"><text:tab/>printf("# of lines = %d\n",lines);</text:p>
      <text:p text:style-name="P1"><text:tab/></text:p>
      <text:p text:style-name="P1">}</text:p>
      <text:p text:style-name="P1"/>
      <text:p text:style-name="P1">OUTPUT</text:p>
      <text:p text:style-name="P1"/>
      <text:p text:style-name="P1">TEXT.TXT</text:p>
      <text:p text:style-name="P1">hello world</text:p>
      <text:p text:style-name="P1">This means bye</text:p>
      <text:p text:style-name="P1"/>
      <text:p text:style-name="P1"># of words = 5</text:p>
      <text:p text:style-name="P1"># of characters = 24</text:p>
      <text:p text:style-name="P1"># of lines = 2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5:57:18.993487322</meta:creation-date>
    <dc:date>2022-12-15T15:59:10.657746141</dc:date>
    <meta:editing-duration>PT1M52S</meta:editing-duration>
    <meta:editing-cycles>1</meta:editing-cycles>
    <meta:document-statistic meta:table-count="0" meta:image-count="0" meta:object-count="0" meta:page-count="1" meta:paragraph-count="27" meta:word-count="71" meta:character-count="432" meta:non-whitespace-character-count="378"/>
    <meta:generator>LibreOffice/7.3.5.2$Linux_X86_64 LibreOffice_project/30$Build-2</meta:generator>
  </office:meta>
</office:document-meta>
</file>